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zzDict features list</text:p>
          </table:table-cell>
          <table:covered-table-cell table:number-columns-repeated="2"/>
        </table:table-row>
        <table:table-row table:style-name="ro1">
          <table:table-cell office:value-type="string">
            <text:p>feature's name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earch word's translation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search word's idiom &amp; phrase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word's synonyms &amp; antonyms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earch word's sample sentences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search word's context when user search that word previously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new words book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entence's translation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TTS pronunciation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word's relative words and how this word come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word's different form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Design a game to memorize new words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ynchronize new words to some web services(like iciba or youdao)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change skin</text:p>
          </table:table-cell>
          <table:table-cell office:value-type="string">
            <text:p>low</text:p>
          </table:table-cell>
          <table:table-cell/>
        </table:table-row>
        <table:table-row table:style-name="ro1">
          <table:table-cell office:value-type="string">
            <text:p>support web dict (like iciba, youdao)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upport standard dict server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earch history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etect word on the screen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office:value-type="string">
            <text:p>translate selected sentence on the screen when selecting a sentence</text:p>
          </table:table-cell>
          <table:table-cell office:value-type="string">
            <text:p>hig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display word's information using html engine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display word's information using pure text(in some platform that don't support html engine)</text:p>
          </table:table-cell>
          <table:table-cell office:value-type="string">
            <text:p>median</text:p>
          </table:table-cell>
          <table:table-cell/>
        </table:table-row>
        <table:table-row table:style-name="ro1">
          <table:table-cell office:value-type="string">
            <text:p>some tools to convert different format dict files to zzdict dict format</text:p>
          </table:table-cell>
          <table:table-cell office:value-type="string">
            <text:p>median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1">10/11/2009</text:date>, <text:time>23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9T17:08:26</meta:creation-date>
    <meta:editing-duration>PT00H17M15S</meta:editing-duration>
    <meta:editing-cycles>7</meta:editing-cycles>
    <meta:generator>OpenOffice.org/3.1$Linux OpenOffice.org_project/310m19$Build-9420</meta:generator>
    <dc:date>2009-10-11T23:28:06</dc:date>
    <dc:creator>zergling zheng</dc:creator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